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cd49" officeooo:paragraph-rsid="0009cd49"/>
    </style:style>
    <style:style style:name="P2" style:family="paragraph" style:parent-style-name="Standard" style:list-style-name="L1">
      <style:text-properties officeooo:rsid="0009cd49" officeooo:paragraph-rsid="0009cd49"/>
    </style:style>
    <style:style style:name="P3" style:family="paragraph" style:parent-style-name="Standard">
      <style:text-properties officeooo:rsid="000c180e" officeooo:paragraph-rsid="000c180e"/>
    </style:style>
    <style:style style:name="T1" style:family="text">
      <style:text-properties officeooo:rsid="000bb3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 читать книги? Это один из ключевых попросов, на которые я хочу найти ответ этим летом. Для этого я прочитаю книгу “Как читать книги”. Сейчас я здесь выпишу свои догадки по поводу этого. Глядя на прошлый опыт, я думаю, что результат чтения для меня по умолчанию – это забывание и неусвоение. Я хочу поменять то, что я делаю. Итак, моя стратегия будет такой:</text:p>
      <text:p text:style-name="P1">1. Для начала упомяну, что я теперь пользуюсь системами goodreads [link] и zotero [link]. Благодаря ним легче и понятнее отслеживать и визуализировать прогресс по книгам, ставить цели, иметь среди книг порядок.</text:p>
      <text:p text:style-name="P1">2. Как я уже писал, я хочу делать чтение более активным. Что это значит? По каждой книге я сначала отвечу на следующие вопросы:</text:p>
      <text:list xml:id="list1905111449" text:style-name="L1">
        <text:list-item>
          <text:p text:style-name="P2">зачем я читаю эту книгу? На какие вопросы я хочу поулчить ответы (выписать эти вопросы) Подумать самому над каждым вопросом 5 минут и записать ответы. </text:p>
        </text:list-item>
        <text:list-item>
          <text:p text:style-name="P2">После прочтения, не глядя на первоначальные ответы, ответить на вопросы заново</text:p>
        </text:list-item>
        <text:list-item>
          <text:p text:style-name="P2">каких изменений в том, что я делаю, я ожидаю?</text:p>
        </text:list-item>
      </text:list>
      <text:p text:style-name="P1">Если книга никак не повлияла на мою карту или на то, как я принимаю решения, то книга бесполезна. </text:p>
      <text:p text:style-name="P1">Поскольку летом время не будет уже уходить на карьеру и институт, времени будет больше. Перед каждым началом прочтения я буду повторять вслух то, что уже прочитал. Конечно, по ходу чтения я буду конспектировать.</text:p>
      <text:p text:style-name="P1">Думаю, я сделаю эксперимент и буду читать по циклам от ultraworking. В мае я читал по 1.5 часа в день примерно, и получилось закончить 4 книги. Поэтому я ожидаю, что если выделять хотя бы по 3 часа в день на чтение, то получится осилить 8 книг – на это число я ориентируюсь.</text:p>
      <text:p text:style-name="P1">Можно читать не только книги, но и о книгах – полезно посмотреть статьи на википедии, отзывы на гудридс. <text:span text:style-name="T1">Больше, так сказать, знакомства и дружбы с книгой не только как с текстом, но и как с культурным явлением. </text:span></text:p>
      <text:p text:style-name="P3">Факты записывать в анки</text:p>
      <text:p text:style-name="P3">Для каждой книги завести таблицу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0:56:41.752986330</meta:creation-date>
    <dc:date>2020-05-31T11:12:58.721362559</dc:date>
    <meta:editing-duration>PT5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311" meta:character-count="1826" meta:non-whitespace-character-count="1523"/>
  </office:meta>
</office:document-meta>
</file>